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87865" officeooo:paragraph-rsid="00087865"/>
    </style:style>
    <style:style style:name="P2" style:family="paragraph" style:parent-style-name="Standard">
      <style:paragraph-properties fo:text-align="start" style:justify-single-word="false"/>
      <style:text-properties fo:font-size="20pt" fo:font-weight="bold" officeooo:rsid="00087865" officeooo:paragraph-rsid="00087865"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6pt" fo:font-weight="bold" officeooo:rsid="00087865" officeooo:paragraph-rsid="00087865"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087865" officeooo:paragraph-rsid="00087865"/>
    </style:style>
    <style:style style:name="P5" style:family="paragraph" style:parent-style-name="Standard">
      <style:paragraph-properties fo:text-align="start" style:justify-single-word="false"/>
      <style:text-properties officeooo:rsid="00087865" officeooo:paragraph-rsid="00112ffe"/>
    </style:style>
    <style:style style:name="P6" style:family="paragraph" style:parent-style-name="Standard">
      <style:paragraph-properties fo:text-align="start" style:justify-single-word="false"/>
      <style:text-properties officeooo:paragraph-rsid="000bac78"/>
    </style:style>
    <style:style style:name="P7" style:family="paragraph" style:parent-style-name="Standard" style:list-style-name="L2">
      <style:paragraph-properties fo:text-align="start" style:justify-single-word="false"/>
      <style:text-properties officeooo:paragraph-rsid="001913bf"/>
    </style:style>
    <style:style style:name="P8" style:family="paragraph" style:parent-style-name="Standard">
      <style:paragraph-properties fo:text-align="start" style:justify-single-word="false"/>
      <style:text-properties officeooo:rsid="000a5cf0" officeooo:paragraph-rsid="000a5cf0"/>
    </style:style>
    <style:style style:name="P9" style:family="paragraph" style:parent-style-name="Standard">
      <style:paragraph-properties fo:text-align="start" style:justify-single-word="false"/>
      <style:text-properties officeooo:rsid="000a935e" officeooo:paragraph-rsid="000a935e"/>
    </style:style>
    <style:style style:name="P10" style:family="paragraph" style:parent-style-name="Standard" style:list-style-name="L3">
      <style:paragraph-properties fo:text-align="start" style:justify-single-word="false"/>
      <style:text-properties officeooo:rsid="000a935e" officeooo:paragraph-rsid="000bac78"/>
    </style:style>
    <style:style style:name="P11" style:family="paragraph" style:parent-style-name="Standard">
      <style:paragraph-properties fo:text-align="start" style:justify-single-word="false"/>
      <style:text-properties fo:font-size="16pt" fo:font-weight="bold" officeooo:rsid="00087865" officeooo:paragraph-rsid="000a4f79"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087865" officeooo:paragraph-rsid="000a5cf0"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087865" officeooo:paragraph-rsid="000a935e"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087865" officeooo:paragraph-rsid="000bac7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087865" officeooo:paragraph-rsid="0012d2d3"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officeooo:rsid="00087865" officeooo:paragraph-rsid="00087865"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officeooo:rsid="00087865" officeooo:paragraph-rsid="001913bf" style:font-size-asian="16pt" style:font-weight-asian="bold" style:font-size-complex="16pt" style:font-weight-complex="bold"/>
    </style:style>
    <style:style style:name="P18" style:family="paragraph" style:parent-style-name="Standard">
      <style:paragraph-properties fo:text-align="start" style:justify-single-word="false"/>
      <style:text-properties officeooo:rsid="000bac78" officeooo:paragraph-rsid="000bac78"/>
    </style:style>
    <style:style style:name="P19" style:family="paragraph" style:parent-style-name="Standard">
      <style:paragraph-properties fo:text-align="start" style:justify-single-word="false"/>
      <style:text-properties officeooo:rsid="000d32b9" officeooo:paragraph-rsid="000d32b9"/>
    </style:style>
    <style:style style:name="P20" style:family="paragraph" style:parent-style-name="Standard">
      <style:paragraph-properties fo:text-align="start" style:justify-single-word="false"/>
      <style:text-properties officeooo:rsid="000f958b" officeooo:paragraph-rsid="000bac78"/>
    </style:style>
    <style:style style:name="P21" style:family="paragraph" style:parent-style-name="Standard">
      <style:paragraph-properties fo:text-align="start" style:justify-single-word="false"/>
      <style:text-properties officeooo:rsid="0011058e" officeooo:paragraph-rsid="0011058e"/>
    </style:style>
    <style:style style:name="P22" style:family="paragraph" style:parent-style-name="Standard">
      <style:paragraph-properties fo:text-align="start" style:justify-single-word="false"/>
      <style:text-properties officeooo:rsid="0012d2d3" officeooo:paragraph-rsid="0012d2d3"/>
    </style:style>
    <style:style style:name="P23" style:family="paragraph" style:parent-style-name="Standard">
      <style:paragraph-properties fo:text-align="start" style:justify-single-word="false"/>
      <style:text-properties fo:font-size="20pt" fo:font-weight="bold" officeooo:rsid="00087865" officeooo:paragraph-rsid="00087865"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rsid="00087865" officeooo:paragraph-rsid="000a5cf0" style:font-size-asian="20pt" style:font-weight-asian="bold" style:font-size-complex="20pt" style:font-weight-complex="bold"/>
    </style:style>
    <style:style style:name="P25" style:family="paragraph" style:parent-style-name="Standard">
      <style:paragraph-properties fo:text-align="start" style:justify-single-word="false"/>
      <style:text-properties officeooo:rsid="001913bf" officeooo:paragraph-rsid="001913bf"/>
    </style:style>
    <style:style style:name="P26" style:family="paragraph" style:parent-style-name="Standard">
      <style:paragraph-properties fo:text-align="start" style:justify-single-word="false"/>
      <style:text-properties officeooo:rsid="001913bf" officeooo:paragraph-rsid="001c799d"/>
    </style:style>
    <style:style style:name="P27" style:family="paragraph" style:parent-style-name="Standard" style:list-style-name="L1">
      <style:paragraph-properties fo:text-align="start" style:justify-single-word="false"/>
      <style:text-properties officeooo:rsid="001913bf" officeooo:paragraph-rsid="001c799d"/>
    </style:style>
    <style:style style:name="P28" style:family="paragraph" style:parent-style-name="Standard" style:list-style-name="L2">
      <style:paragraph-properties fo:text-align="start" style:justify-single-word="false"/>
      <style:text-properties officeooo:rsid="001913bf" officeooo:paragraph-rsid="001913bf"/>
    </style:style>
    <style:style style:name="P29" style:family="paragraph" style:parent-style-name="Standard">
      <style:paragraph-properties fo:text-align="start" style:justify-single-word="false"/>
      <style:text-properties officeooo:rsid="001aa3ee" officeooo:paragraph-rsid="001aa3ee"/>
    </style:style>
    <style:style style:name="P30" style:family="paragraph" style:parent-style-name="Table_20_Contents">
      <style:paragraph-properties fo:text-align="start" style:justify-single-word="false"/>
      <style:text-properties officeooo:paragraph-rsid="000d32b9"/>
    </style:style>
    <style:style style:name="P31" style:family="paragraph" style:parent-style-name="Table_20_Contents">
      <style:paragraph-properties fo:text-align="start" style:justify-single-word="false"/>
      <style:text-properties officeooo:rsid="000d32b9" officeooo:paragraph-rsid="000d32b9"/>
    </style:style>
    <style:style style:name="P32" style:family="paragraph" style:parent-style-name="Table_20_Contents">
      <style:paragraph-properties fo:text-align="start" style:justify-single-word="false"/>
      <style:text-properties officeooo:rsid="000e33bd" officeooo:paragraph-rsid="000e33bd"/>
    </style:style>
    <style:style style:name="P33" style:family="paragraph" style:parent-style-name="Table_20_Contents">
      <style:paragraph-properties fo:text-align="start" style:justify-single-word="false"/>
      <style:text-properties officeooo:rsid="0011058e" officeooo:paragraph-rsid="0011058e"/>
    </style:style>
    <style:style style:name="T1" style:family="text">
      <style:text-properties officeooo:rsid="0008a841"/>
    </style:style>
    <style:style style:name="T2" style:family="text">
      <style:text-properties officeooo:rsid="000a4f79"/>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087865" style:font-size-asian="16pt" style:font-weight-asian="bold" style:font-size-complex="16pt" style:font-weight-complex="bold"/>
    </style:style>
    <style:style style:name="T5" style:family="text">
      <style:text-properties fo:font-size="16pt" fo:font-weight="bold" officeooo:rsid="0020d3fe" style:font-size-asian="16pt" style:font-weight-asian="bold" style:font-size-complex="16pt" style:font-weight-complex="bold"/>
    </style:style>
    <style:style style:name="T6" style:family="text">
      <style:text-properties officeooo:rsid="000a5cf0"/>
    </style:style>
    <style:style style:name="T7" style:family="text">
      <style:text-properties officeooo:rsid="000bac78"/>
    </style:style>
    <style:style style:name="T8" style:family="text">
      <style:text-properties officeooo:rsid="000d32b9"/>
    </style:style>
    <style:style style:name="T9" style:family="text">
      <style:text-properties officeooo:rsid="00112ffe"/>
    </style:style>
    <style:style style:name="T10" style:family="text">
      <style:text-properties fo:font-weight="bold" style:font-weight-asian="bold" style:font-weight-complex="bold"/>
    </style:style>
    <style:style style:name="T11" style:family="text">
      <style:text-properties fo:font-weight="bold" officeooo:rsid="001c799d" style:font-weight-asian="bold" style:font-weight-complex="bold"/>
    </style:style>
    <style:style style:name="T12" style:family="text">
      <style:text-properties officeooo:rsid="001913bf"/>
    </style:style>
    <style:style style:name="T13" style:family="text">
      <style:text-properties officeooo:rsid="001c799d"/>
    </style:style>
    <style:style style:name="T14" style:family="text">
      <style:text-properties officeooo:rsid="00231f3b"/>
    </style:style>
    <text:list-style style:name="L1">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ogress Report – Dissertation research – Nicolas Zachariou</text:p>
      <text:p text:style-name="P2"/>
      <text:p text:style-name="P3">Dynamic Programming</text:p>
      <text:p text:style-name="P1"><text:span text:style-name="T10"><text:tab/>Top – Down approach:</text:span> also known as the Recursive approach that makes use of Memorization (Memoization)</text:p>
      <text:p text:style-name="P1"><text:span text:style-name="T10"><text:tab/>Bottom – Up approach:</text:span> also known as Iterative or Tabulation, that makes use of an array to store all possible <text:span text:style-name="T6">solution paths</text:span> of the problem</text:p>
      <text:p text:style-name="P1"/>
      <text:p text:style-name="P18"><text:span text:style-name="T4">Similar studies found / </text:span><text:span text:style-name="T5">Previous work</text:span>: <text:span text:style-name="T10">None</text:span></text:p>
      <text:p text:style-name="P18"/>
      <text:p text:style-name="P2">Most Common Sub-Sequence</text:p>
      <text:p text:style-name="P1"><text:tab/>The Most Common Sub-Sequence problem regards two letter sequences A and B and expects the sequence of letters found in both A and B -not <text:span text:style-name="T1">necessarily </text:span>consecutive- in order. <text:s/></text:p>
      <text:p text:style-name="P1"/>
      <text:p text:style-name="P11">NxM Array (N: length of A, M: length of B): </text:p>
      <text:p text:style-name="P1"><text:span text:style-name="T3">Bottom-Up approach:</text:span></text:p>
      <text:p text:style-name="P1"><text:tab/><text:span text:style-name="T2">Iterate through array elements 1-by-1, and calculate the value of the MCSS at every point of the sequences using the letter of sequence A and B and the already calculated values within the array.</text:span></text:p>
      <text:p text:style-name="P1"/>
      <text:p text:style-name="P3">Top-Down approach:</text:p>
      <text:p text:style-name="P1"><text:tab/><text:span text:style-name="T2">Recursive approach: starting from the end of each sequence try to reverse engineer the MCSS by creating solution paths. Every time the corresponding letters of sequence A or B are matching 1 possible solution path is created but when the letters differ 2 possible solution paths are created.</text:span></text:p>
      <text:p text:style-name="P1"/>
      <text:p text:style-name="P12">Other Data structures used:</text:p>
      <text:list xml:id="list1944685540" text:style-name="L3">
        <text:list-item>
          <text:p text:style-name="P10">Stack</text:p>
        </text:list-item>
        <text:list-item>
          <text:p text:style-name="P10">Linked list</text:p>
        </text:list-item>
        <text:list-item>
          <text:p text:style-name="P10">Hash map</text:p>
        </text:list-item>
        <text:list-item>
          <text:p text:style-name="P10">Arraylist</text:p>
        </text:list-item>
        <text:list-item>
          <text:p text:style-name="P10">Binary tree (abandoned)</text:p>
        </text:list-item>
      </text:list>
      <text:p text:style-name="P9"/>
      <text:p text:style-name="P13">Optimizations studied:</text:p>
      <text:p text:style-name="P9"><text:tab/>Transformation of recursive approach to iterative with the help of a Stack (Data structure).</text:p>
      <text:p text:style-name="P29">Results are promising but I have yet to record data and extract definite results.</text:p>
      <text:p text:style-name="P8"><text:tab/></text:p>
      <text:p text:style-name="P8"/>
      <text:p text:style-name="P8"/>
      <text:p text:style-name="P8"/>
      <text:p text:style-name="P8"/>
      <text:p text:style-name="P8"/>
      <text:p text:style-name="P8"/>
      <text:p text:style-name="P8"/>
      <text:p text:style-name="P14"><text:soft-page-break/>Research results:</text:p>
      <text:p text:style-name="P6"><text:span text:style-name="T7"><text:tab/>Complex data structures are not suited for problems where the solution path is not clear. A data structure that requires a node (contains numeric value AND pointer to the next node) requires more than 8 bytes of storage (for the pointer) in a 64-bit system, which makes it up to 9x more storage demanding <text:s/>to store a single value in such a data structure compared to an array where the minimum memory space required to store a single value can be 1 byte (value up to 255, unsigned). While the array may calculate some redundant values which may not contribute to any solution path, its iterative nature and its efficient storage into memory makes it suitable for this problem and similarly for any other problem with solution-path factor greater than the storage efficiency of other data structures.</text:span></text:p>
      <text:p text:style-name="P18"><text:tab/></text:p>
      <text:p text:style-name="P5"><text:span text:style-name="T3">In more detail:</text:span></text:p>
      <text:p text:style-name="P19"><text:tab/>Stack (1 pointer of 8bytes, 64-bit System)</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32">Value size</text:p>
          </table:table-cell>
          <table:table-cell table:style-name="Table2.A1" office:value-type="string">
            <text:p text:style-name="P31">1-byte</text:p>
          </table:table-cell>
          <table:table-cell table:style-name="Table2.A1" office:value-type="string">
            <text:p text:style-name="P31">2-byte (short)</text:p>
          </table:table-cell>
          <table:table-cell table:style-name="Table2.A1" office:value-type="string">
            <text:p text:style-name="P31">4-byte (int)</text:p>
          </table:table-cell>
          <table:table-cell table:style-name="Table2.E1" office:value-type="string">
            <text:p text:style-name="P31">8-byte (long)</text:p>
          </table:table-cell>
        </table:table-row>
        <table:table-row>
          <table:table-cell table:style-name="Table2.A2" office:value-type="string">
            <text:p text:style-name="P32">Total node size</text:p>
          </table:table-cell>
          <table:table-cell table:style-name="Table2.A2" office:value-type="string">
            <text:p text:style-name="P31">8+1 = 9bytes</text:p>
          </table:table-cell>
          <table:table-cell table:style-name="Table2.A2" office:value-type="string">
            <text:p text:style-name="P31">8+2 =10bytes</text:p>
          </table:table-cell>
          <table:table-cell table:style-name="Table2.A2" office:value-type="string">
            <text:p text:style-name="P30"><text:span text:style-name="T8">8+4 =12bytes</text:span></text:p>
          </table:table-cell>
          <table:table-cell table:style-name="Table2.E2" office:value-type="string">
            <text:p text:style-name="P30"><text:span text:style-name="T8">8+8 =16bytes</text:span></text:p>
          </table:table-cell>
        </table:table-row>
        <table:table-row>
          <table:table-cell table:style-name="Table2.A2" office:value-type="string">
            <text:p text:style-name="P33">Storage efficiency</text:p>
          </table:table-cell>
          <table:table-cell table:style-name="Table2.A2" office:value-type="string">
            <text:p text:style-name="P33">1/9</text:p>
          </table:table-cell>
          <table:table-cell table:style-name="Table2.A2" office:value-type="string">
            <text:p text:style-name="P33">2/10 = 1/5</text:p>
          </table:table-cell>
          <table:table-cell table:style-name="Table2.A2" office:value-type="string">
            <text:p text:style-name="P33">4/12 = 1/3</text:p>
          </table:table-cell>
          <table:table-cell table:style-name="Table2.E2" office:value-type="string">
            <text:p text:style-name="P33">8/16 = 1/2</text:p>
          </table:table-cell>
        </table:table-row>
      </table:table>
      <text:p text:style-name="P20"/>
      <text:p text:style-name="P21"><text:tab/>In this table we can see the size o<text:span text:style-name="T9">f a node depending on its value size (assuming only 1 value is stored) and its storage efficiency compared to a single variable (or a table cell). If the solution paths of the problem cover a greater percentage of the NxM grid (which is almost always true for the MCSS problem at least) than the data structure storage efficiency then the data structure results in a memory use increase and a performance penalty (because allocating memory for every node at every iteration is much slower than allocating memory for all the grid once).</text:span></text:p>
      <text:p text:style-name="P21"/>
      <text:p text:style-name="P15">Memory Tracking:</text:p>
      <text:p text:style-name="P22"><text:tab/>2 memory tracking tools have been studied</text:p>
      <text:p text:style-name="P22"><text:tab/><text:tab/>-<text:span text:style-name="T10">VALGRIND MEM CHECK TOOL </text:span>==&gt; records Heap usage</text:p>
      <text:p text:style-name="P22"><text:tab/><text:tab/>-<text:span text:style-name="T10">MASSIF MEMORY PROFILER</text:span> ==&gt; can track Heap usage and Stack usage</text:p>
      <text:p text:style-name="P22"><text:tab/>both tools will be used to profile the memory for a more accurate average of the heap usage and to capture the stack usage (necessary for Recursive designs that make more use of the memory Stack)</text:p>
      <text:p text:style-name="P22"/>
      <text:p text:style-name="P17">Future Work:</text:p>
      <text:p text:style-name="P25"><text:tab/><text:span text:style-name="T11">Summer</text:span><text:span text:style-name="T13">:</text:span></text:p>
      <text:list xml:id="list105371022" text:style-name="L2">
        <text:list-item>
          <text:p text:style-name="P28"><text:span text:style-name="T13">Complete research on optimization.</text:span></text:p>
        </text:list-item>
        <text:list-item>
          <text:p text:style-name="P7"><text:span text:style-name="T12">Use my research conclusions on other problems to put in practice what I have learned</text:span></text:p>
        </text:list-item>
      </text:list>
      <text:p text:style-name="P25"><text:tab/><text:span text:style-name="T11">Next Semester</text:span><text:span text:style-name="T13">:</text:span></text:p>
      <text:p text:style-name="P26"><text:tab/><text:tab/><text:span text:style-name="T13">Apply my theoretical conclusions in many problems of different problem natures to identify: </text:span></text:p>
      <text:list xml:id="list956868212" text:style-name="L1">
        <text:list-item>
          <text:p text:style-name="P27"><text:span text:style-name="T13">When the recursive approach is best to use</text:span></text:p>
        </text:list-item>
        <text:list-item>
          <text:p text:style-name="P27"><text:span text:style-name="T13">If the iterative approach provides sufficient performance or memory improvements to justify the time required to transform a recursive solution to an iterative one</text:span></text:p>
        </text:list-item>
        <text:list-item>
          <text:p text:style-name="P27"><text:span text:style-name="T13">Which data structures should be favored over the basic array technique and when</text:span></text:p>
        </text:list-item>
        <text:list-item>
          <text:p text:style-name="P27"><text:span text:style-name="T13">If technique optimizations are worth the development time/cost based on the performance gain / memory us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5T22:07:07.519805855</meta:creation-date>
    <dc:date>2020-06-05T11:42:43.250603876</dc:date>
    <meta:editing-duration>PT53M48S</meta:editing-duration>
    <meta:editing-cycles>29</meta:editing-cycles>
    <meta:generator>LibreOffice/6.3.5.2$Linux_X86_64 LibreOffice_project/30$Build-2</meta:generator>
    <meta:document-statistic meta:table-count="1" meta:image-count="0" meta:object-count="0" meta:page-count="2" meta:paragraph-count="58" meta:word-count="681" meta:character-count="4044" meta:non-whitespace-character-count="3400"/>
  </office:meta>
</office:document-meta>
</file>